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489cm" fo:margin-left="0cm" table:align="left"/>
    </style:style>
    <style:style style:name="Table1.A" style:family="table-column">
      <style:table-column-properties style:column-width="1.588cm"/>
    </style:style>
    <style:style style:name="Table1.B" style:family="table-column">
      <style:table-column-properties style:column-width="9.745cm"/>
    </style:style>
    <style:style style:name="Table1.C" style:family="table-column">
      <style:table-column-properties style:column-width="6.15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1.402cm"/>
    </style:style>
    <style:style style:name="P1" style:family="paragraph" style:parent-style-name="Standard">
      <style:text-properties officeooo:rsid="001fc433" officeooo:paragraph-rsid="001fc433"/>
    </style:style>
    <style:style style:name="P2" style:family="paragraph" style:parent-style-name="Text_20_body">
      <style:text-properties fo:font-weight="bold" officeooo:rsid="001669d1" officeooo:paragraph-rsid="001669d1" style:font-weight-asian="bold" style:font-weight-complex="bold"/>
    </style:style>
    <style:style style:name="P3" style:family="paragraph" style:parent-style-name="Table_20_Contents">
      <style:text-properties officeooo:rsid="001669d1" officeooo:paragraph-rsid="001669d1"/>
    </style:style>
    <style:style style:name="P4" style:family="paragraph" style:parent-style-name="Table_20_Contents">
      <style:text-properties officeooo:rsid="001802de" officeooo:paragraph-rsid="001802de"/>
    </style:style>
    <style:style style:name="P5" style:family="paragraph" style:parent-style-name="Table_20_Contents">
      <style:text-properties officeooo:rsid="00198994" officeooo:paragraph-rsid="00198994"/>
    </style:style>
    <style:style style:name="P6" style:family="paragraph" style:parent-style-name="Table_20_Contents">
      <style:text-properties officeooo:rsid="001a1fea" officeooo:paragraph-rsid="001a1fea"/>
    </style:style>
    <style:style style:name="P7" style:family="paragraph" style:parent-style-name="Table_20_Contents">
      <style:text-properties officeooo:rsid="001aa8d0" officeooo:paragraph-rsid="001aa8d0"/>
    </style:style>
    <style:style style:name="P8" style:family="paragraph" style:parent-style-name="Table_20_Contents">
      <style:text-properties officeooo:rsid="001dd8ce" officeooo:paragraph-rsid="001dd8ce"/>
    </style:style>
    <style:style style:name="P9" style:family="paragraph" style:parent-style-name="Table_20_Contents">
      <style:text-properties officeooo:rsid="001e0847" officeooo:paragraph-rsid="001e0847"/>
    </style:style>
    <style:style style:name="P10" style:family="paragraph" style:parent-style-name="Table_20_Contents">
      <style:text-properties officeooo:rsid="001e3c50" officeooo:paragraph-rsid="001e3c50"/>
    </style:style>
    <style:style style:name="T1" style:family="text">
      <style:text-properties officeooo:rsid="001c2184"/>
    </style:style>
    <style:style style:name="T2" style:family="text">
      <style:text-properties officeooo:rsid="001fd3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sk List for Build and Integration Team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SL.No</text:p>
          </table:table-cell>
          <table:table-cell table:style-name="Table1.A1" office:value-type="string">
            <text:p text:style-name="P3">Task </text:p>
          </table:table-cell>
          <table:table-cell table:style-name="Table1.C1" office:value-type="string">
            <text:p text:style-name="P3">credentials</text:p>
          </table:table-cell>
        </table:table-row>
        <table:table-row>
          <table:table-cell table:style-name="Table1.A2" office:value-type="string">
            <text:p text:style-name="P3">1.</text:p>
          </table:table-cell>
          <table:table-cell table:style-name="Table1.A2" office:value-type="string">
            <text:p text:style-name="P3">Installation of <text:s/>Jenkins and </text:p>
            <text:p text:style-name="P3">Create the Account</text:p>
          </table:table-cell>
          <table:table-cell table:style-name="Table1.C2" office:value-type="string">
            <text:p text:style-name="P3">Follow the Jenkins setup Documents</text:p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Generate pub key </text:p>
          </table:table-cell>
          <table:table-cell table:style-name="Table1.C2" office:value-type="string">
            <text:p text:style-name="P4">Follow jenkin pub key generation <text:span text:style-name="T2">below</text:span></text:p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3">Create New Project </text:p>
          </table:table-cell>
          <table:table-cell table:style-name="Table1.C2" office:value-type="string">
            <text:p text:style-name="P4">Testteam</text:p>
          </table:table-cell>
        </table:table-row>
        <table:table-row table:style-name="Table1.5"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4">Source code Management using git repository</text:p>
          </table:table-cell>
          <table:table-cell table:style-name="Table1.C2" office:value-type="string">
            <text:p text:style-name="P5"><text:a xlink:type="simple" xlink:href="mailto:paletmee@192.168.4.112" text:style-name="Internet_20_link" text:visited-style-name="Visited_20_Internet_20_Link">paletmee@192.168.4.112</text:a>:/home/paletmee/Documents/newsrv.git</text:p>
          </table:table-cell>
        </table:table-row>
        <table:table-row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6">Create batch file to run on Build</text:p>
          </table:table-cell>
          <table:table-cell table:style-name="Table1.C2" office:value-type="string">
            <text:p text:style-name="P6">For commands check the Build setup</text:p>
          </table:table-cell>
        </table:table-row>
        <table:table-row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6">Email configuration</text:p>
          </table:table-cell>
          <table:table-cell table:style-name="Table1.C2" office:value-type="string">
            <text:p text:style-name="P7">Foll<text:span text:style-name="T1">o</text:span>w the Email setup <text:span text:style-name="T1">in Jenkins Documents.</text:span></text:p>
          </table:table-cell>
        </table:table-row>
        <table:table-row>
          <table:table-cell table:style-name="Table1.A2" office:value-type="string">
            <text:p text:style-name="P8">7</text:p>
          </table:table-cell>
          <table:table-cell table:style-name="Table1.A2" office:value-type="string">
            <text:p text:style-name="P9">Install Required plugin</text:p>
          </table:table-cell>
          <table:table-cell table:style-name="Table1.C2" office:value-type="string">
            <text:p text:style-name="P9">HTML Audio plugin</text:p>
            <text:p text:style-name="P9"/>
          </table:table-cell>
        </table:table-row>
        <table:table-row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9">Alaram Setup</text:p>
          </table:table-cell>
          <table:table-cell table:style-name="Table1.C2" office:value-type="string">
            <text:p text:style-name="P10">Include the .wav file for alaram</text:p>
          </table:table-cell>
        </table:table-row>
      </table:table>
      <text:p text:style-name="Standard"/>
      <text:p text:style-name="Standard"/>
      <text:p text:style-name="Standard"/>
      <text:p text:style-name="P1">Jenkin pub key generation<text:tab/></text:p>
      <text:p text:style-name="P1"/>
      <text:p text:style-name="P1">$sudo su jenkins</text:p>
      <text:p text:style-name="P1">$cd ~/.ssh</text:p>
      <text:p text:style-name="P1">$ls</text:p>
      <text:p text:style-name="P1">$ssh-keygen</text:p>
      <text:p text:style-name="P1">$ls</text:p>
      <text:p text:style-name="P1">rename id_rsa.pub to conivinent name</text:p>
      <text:p text:style-name="P1">$mv id_rsa.pub user_name.pub</text:p>
      <text:p text:style-name="P1">$scp user_name.pub <text:a xlink:type="simple" xlink:href="mailto:paletmee@192.168.4.112" text:style-name="Internet_20_link" text:visited-style-name="Visited_20_Internet_20_Link">paletmee@192.168.4.112</text:a>:~/.ssh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9T14:47:19.229553593</meta:creation-date>
    <dc:date>2017-07-19T15:34:56.175106946</dc:date>
    <meta:editing-duration>PT27M11S</meta:editing-duration>
    <meta:editing-cycles>10</meta:editing-cycles>
    <meta:generator>LibreOffice/5.1.6.2$Linux_X86_64 LibreOffice_project/10m0$Build-2</meta:generator>
    <meta:document-statistic meta:table-count="1" meta:image-count="0" meta:object-count="0" meta:page-count="1" meta:paragraph-count="38" meta:word-count="109" meta:character-count="729" meta:non-whitespace-character-count="652"/>
  </office:meta>
</office:document-meta>
</file>